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81.24mm" svg:height="133.35mm" style:rel-width="scale" style:rel-height="scale"><draw:object-ole xlink:href="OleObj1"/><draw:image xlink:href="ObjectReplacements/OleObj1"/></draw:frame><text:span text:style-name="T1"/></text:p>
      <text:p text:style-name="P2"><text:span text:style-name="T2"/></text:p>
      <text:p text:style-name="P3"><text:span text:style-name="T2">another attribute ‘Transmission type’should be added to vehicle entity.</text:span></text:p>
      <text:p text:style-name="P3"><text:span text:style-name="T2">Customer entity requires both primary phone and cell phone number attributes.</text:span></text:p>
      <text:p text:style-name="P3"><text:span text:style-name="T2">Purchases relationship should not have a mandatory customer as the narrative indicates vehicles may not be sold for a while.</text:span></text:p>
      <text:p text:style-name="P3"><text:span text:style-name="T2">Sales relationship should not have a mandatory employee because vehicles tend not to be sold instantly.</text:span></text:p>
      <text:p text:style-name="P3"><text:span text:style-name="T2">Income relationship should correspond to a single, mandatory account since the Account entity is a weak entity.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